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99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bold" style:font-size-asian="18pt" style:font-size-complex="18pt"/>
    </style:style>
    <style:style style:name="P3" style:family="paragraph">
      <style:text-properties fo:font-size="18pt" fo:font-style="italic" fo:font-weight="bold" style:font-size-asian="18pt" style:font-size-complex="18pt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color="#ffffff" fo:font-size="18pt" fo:font-weight="bold" style:font-size-asian="18pt" style:font-size-complex="18pt"/>
    </style:style>
    <style:style style:name="T2" style:family="text">
      <style:text-properties fo:font-size="18pt" fo:font-style="italic" fo:font-weight="bold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472cm" svg:height="11.43cm" svg:x="7.133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89cm" svg:height="6.985cm" svg:x="21.32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cm" svg:height="1.27cm" svg:x="24.195cm" svg:y="25.13cm">
          <text:p text:style-name="P1"><text:span text:style-name="T1">Ground Station / Satellit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13.335cm" svg:x="24.195cm" svg:y="10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15cm" svg:height="1.905cm" svg:x="24.83cm" svg:y="12.43cm">
          <text:p text:style-name="P1"><text:span text:style-name="T1">Web/GUI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8cm" svg:height="1.905cm" svg:x="30.98cm" svg:y="12.43cm">
          <text:p text:style-name="P1"><text:span text:style-name="T1">tty/ssh</text:span></text:p>
          <text:p text:style-name="P1"><text:span text:style-name="T1">ses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43cm" svg:height="1.27cm" svg:x="24.83cm" svg:y="20.685cm">
          <text:p text:style-name="P1"><text:span text:style-name="T1">FS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43cm" svg:height="1.27cm" svg:x="24.83cm" svg:y="16.875cm">
          <text:p text:style-name="P1"><text:span text:style-name="T1">FS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4.445cm" svg:x="21.955cm" svg:y="3.54cm">
          <text:p text:style-name="P1"><text:span text:style-name="T1">FSGu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4.445cm" svg:x="26.4cm" svg:y="3.54cm">
          <text:p text:style-name="P1"><text:span text:style-name="T1">FS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6.985cm" svg:x="30.845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4.445cm" svg:x="31.48cm" svg:y="3.54cm">
          <text:p text:style-name="P1"><text:span text:style-name="T1">GUI / </text:span></text:p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4.445cm" svg:x="35.925cm" svg:y="3.54cm">
          <text:p text:style-name="P1"><text:span text:style-name="T1">tty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0.245cm" svg:y1="25.13cm" svg:x2="30.245cm" svg:y2="21.955cm">
          <text:p/>
        </draw:line>
        <draw:line draw:style-name="gr3" draw:text-style-name="P1" draw:layer="layout" svg:x1="30.815cm" svg:y1="21.955cm" svg:x2="30.815cm" svg:y2="25.13cm">
          <text:p/>
        </draw:line>
        <draw:line draw:style-name="gr3" draw:text-style-name="P1" draw:layer="layout" svg:x1="30.145cm" svg:y1="20.685cm" svg:x2="30.145cm" svg:y2="18.145cm">
          <text:p/>
        </draw:line>
        <draw:line draw:style-name="gr3" draw:text-style-name="P1" draw:layer="layout" svg:x1="30.715cm" svg:y1="18.145cm" svg:x2="30.715cm" svg:y2="20.685cm">
          <text:p/>
        </draw:line>
        <draw:line draw:style-name="gr3" draw:text-style-name="P1" draw:layer="layout" svg:x1="27.435cm" svg:y1="16.875cm" svg:x2="27.435cm" svg:y2="14.335cm">
          <text:p/>
        </draw:line>
        <draw:line draw:style-name="gr3" draw:text-style-name="P1" draw:layer="layout" svg:x1="28.005cm" svg:y1="14.335cm" svg:x2="28.005cm" svg:y2="16.875cm">
          <text:p/>
        </draw:line>
        <draw:line draw:style-name="gr3" draw:text-style-name="P1" draw:layer="layout" svg:x1="33.15cm" svg:y1="16.875cm" svg:x2="33.15cm" svg:y2="14.335cm">
          <text:p/>
        </draw:line>
        <draw:line draw:style-name="gr3" draw:text-style-name="P1" draw:layer="layout" svg:x1="33.72cm" svg:y1="14.335cm" svg:x2="33.72cm" svg:y2="16.875cm">
          <text:p/>
        </draw:line>
        <draw:line draw:style-name="gr4" draw:text-style-name="P1" draw:layer="layout" svg:x1="23.56cm" svg:y1="7.985cm" svg:x2="26.735cm" svg:y2="12.43cm">
          <text:p/>
        </draw:line>
        <draw:line draw:style-name="gr4" draw:text-style-name="P1" draw:layer="layout" svg:x1="28.005cm" svg:y1="7.985cm" svg:x2="32.45cm" svg:y2="12.43cm">
          <text:p/>
        </draw:line>
        <draw:line draw:style-name="gr4" draw:text-style-name="P1" draw:layer="layout" svg:x1="33.085cm" svg:y1="7.985cm" svg:x2="28.005cm" svg:y2="12.43cm">
          <text:p/>
        </draw:line>
        <draw:line draw:style-name="gr4" draw:text-style-name="P1" draw:layer="layout" svg:x1="37.53cm" svg:y1="7.985cm" svg:x2="33.72cm" svg:y2="12.43cm">
          <text:p/>
        </draw:line>
        <draw:frame draw:style-name="gr5" draw:text-style-name="P3" draw:layer="layout" svg:width="1.759cm" svg:height="1.673cm" svg:x="30.68cm" svg:y="19.012cm">
          <draw:text-box>
            <text:p><text:span text:style-name="T2">TCP</text:span></text:p>
          </draw:text-box>
        </draw:frame>
        <draw:frame draw:style-name="gr5" draw:text-style-name="P3" draw:layer="layout" svg:width="2.648cm" svg:height="1.673cm" svg:x="30.745cm" svg:y="22.822cm">
          <draw:text-box>
            <text:p><text:span text:style-name="T2">RS-232</text:span></text:p>
          </draw:text-box>
        </draw:frame>
        <draw:frame draw:style-name="gr5" draw:text-style-name="P3" draw:layer="layout" svg:width="2.018cm" svg:height="1.673cm" svg:x="33.72cm" svg:y="14.97cm">
          <draw:text-box>
            <text:p><text:span text:style-name="T2">UNIX</text:span></text:p>
          </draw:text-box>
        </draw:frame>
        <draw:frame draw:style-name="gr5" draw:text-style-name="P3" draw:layer="layout" svg:width="2.018cm" svg:height="1.673cm" svg:x="27.963cm" svg:y="14.97cm">
          <draw:text-box>
            <text:p><text:span text:style-name="T2">UNIX</text:span></text:p>
          </draw:text-box>
        </draw:frame>
        <draw:frame draw:style-name="gr5" draw:text-style-name="P3" draw:layer="layout" svg:width="2.161cm" svg:height="1.673cm" svg:x="24.988cm" svg:y="9.487cm">
          <draw:text-box>
            <text:p><text:span text:style-name="T2">HTTP</text:span></text:p>
          </draw:text-box>
        </draw:frame>
        <draw:frame draw:style-name="gr5" draw:text-style-name="P3" draw:layer="layout" svg:width="1.759cm" svg:height="1.673cm" svg:x="28.163cm" svg:y="9.487cm">
          <draw:text-box>
            <text:p><text:span text:style-name="T2">TCP</text:span></text:p>
          </draw:text-box>
        </draw:frame>
        <draw:frame draw:style-name="gr5" draw:text-style-name="P3" draw:layer="layout" svg:width="2.161cm" svg:height="1.673cm" svg:x="31.003cm" svg:y="9.487cm">
          <draw:text-box>
            <text:p><text:span text:style-name="T2">HTTP</text:span></text:p>
          </draw:text-box>
        </draw:frame>
        <draw:frame draw:style-name="gr5" draw:text-style-name="P3" draw:layer="layout" svg:width="1.759cm" svg:height="1.673cm" svg:x="35.96cm" svg:y="9.487cm">
          <draw:text-box>
            <text:p><text:span text:style-name="T2">TCP</text:span></text:p>
          </draw:text-box>
        </draw:frame>
        <draw:frame draw:style-name="gr6" draw:layer="layout" svg:width="1.912cm" svg:height="1.038cm" svg:x="24.823cm" svg:y="1.27cm">
          <draw:text-box>
            <text:p>PC 1</text:p>
          </draw:text-box>
        </draw:frame>
        <draw:frame draw:style-name="gr6" draw:layer="layout" svg:width="1.912cm" svg:height="1.038cm" svg:x="34.348cm" svg:y="1.27cm">
          <draw:text-box>
            <text:p>PC 2</text:p>
          </draw:text-box>
        </draw:frame>
        <draw:custom-shape draw:style-name="gr2" draw:text-style-name="P2" draw:layer="layout" svg:width="6.985cm" svg:height="1.27cm" svg:x="7.985cm" svg:y="16.875cm">
          <text:p text:style-name="P1"><text:span text:style-name="T1">FS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55cm" svg:height="1.27cm" svg:x="-8.525cm" svg:y="9.255cm">
          <text:p text:style-name="P1"><text:span text:style-name="T1">FS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94cm" svg:height="1.27cm" svg:x="8.524cm" svg:y="20.685cm">
          <text:p text:style-name="P1"><text:span text:style-name="T1">Radio 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27cm" svg:x="-8.525cm" svg:y="18.145cm">
          <text:p text:style-name="P1"><text:span text:style-name="T1">Bash Script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-6.402cm" svg:y1="15.605cm" svg:x2="-6.402cm" svg:y2="18.145cm">
          <text:p/>
        </draw:line>
        <draw:line draw:style-name="gr4" draw:text-style-name="P1" draw:layer="layout" svg:x1="-6.955cm" svg:y1="6.715cm" svg:x2="-6.955cm" svg:y2="9.255cm">
          <text:p/>
        </draw:line>
        <draw:line draw:style-name="gr4" draw:text-style-name="P1" draw:layer="layout" svg:x1="11.364cm" svg:y1="18.145cm" svg:x2="11.364cm" svg:y2="20.685cm">
          <text:p/>
        </draw:line>
        <draw:frame draw:style-name="gr6" draw:layer="layout" svg:width="1.747cm" svg:height="1.038cm" svg:x="-6.98cm" svg:y="7.485cm">
          <draw:text-box>
            <text:p>TCP</text:p>
          </draw:text-box>
        </draw:frame>
        <draw:frame draw:style-name="gr6" draw:text-style-name="P4" draw:layer="layout" svg:width="2.018cm" svg:height="1.055cm" svg:x="-8.525cm" svg:y="16.34cm">
          <draw:text-box>
            <text:p text:style-name="P4"><text:span text:style-name="T3">UNIX</text:span></text:p>
          </draw:text-box>
        </draw:frame>
        <draw:frame draw:style-name="gr6" draw:layer="layout" svg:width="2.145cm" svg:height="1.055cm" svg:x="11.434cm" svg:y="22.69cm">
          <draw:text-box>
            <text:p><text:span text:style-name="T3">Radio</text:span></text:p>
          </draw:text-box>
        </draw:frame>
        <draw:custom-shape draw:style-name="gr2" draw:text-style-name="P2" draw:layer="layout" svg:width="3.175cm" svg:height="1.27cm" svg:x="9.773cm" svg:y="24.495cm">
          <text:p text:style-name="P1"><text:span text:style-name="T1">Satellit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378cm" svg:y1="21.955cm" svg:x2="11.378cm" svg:y2="24.495cm">
          <text:p/>
        </draw:line>
        <draw:frame draw:style-name="gr6" draw:text-style-name="P4" draw:layer="layout" svg:width="2.648cm" svg:height="1.055cm" svg:x="11.378cm" svg:y="18.812cm">
          <draw:text-box>
            <text:p text:style-name="P4"><text:span text:style-name="T3">RS-232</text:span></text:p>
          </draw:text-box>
        </draw:frame>
        <draw:frame draw:style-name="gr6" draw:text-style-name="P5" draw:layer="layout" svg:width="1.421cm" svg:height="1.072cm" svg:x="7.35cm" svg:y="15.168cm">
          <draw:text-box>
            <text:p text:style-name="P5"><text:span text:style-name="T4">GS</text:span></text:p>
          </draw:text-box>
        </draw:frame>
        <draw:custom-shape draw:style-name="gr2" draw:text-style-name="P2" draw:layer="layout" svg:width="3.81cm" svg:height="1.27cm" svg:x="-4.42cm" svg:y="18.145cm">
          <text:p text:style-name="P1"><text:span text:style-name="T1">TCL Script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-2.175cm" svg:y1="15.605cm" svg:x2="-2.175cm" svg:y2="18.145cm">
          <text:p/>
        </draw:line>
        <draw:frame draw:style-name="gr6" draw:text-style-name="P4" draw:layer="layout" svg:width="2.018cm" svg:height="1.055cm" svg:x="-4.662cm" svg:y="16.375cm">
          <draw:text-box>
            <text:p text:style-name="P4"><text:span text:style-name="T3">UNIX</text:span></text:p>
          </draw:text-box>
        </draw:frame>
        <draw:custom-shape draw:style-name="gr1" draw:text-style-name="P1" draw:layer="layout" svg:width="5.715cm" svg:height="8.255cm" svg:x="11.79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445cm" svg:height="1.27cm" svg:x="12.43cm" svg:y="6.08cm">
          <text:p text:style-name="P1"><text:span text:style-name="T1">Script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637cm" svg:height="1.072cm" svg:x="11.873cm" svg:y="4.373cm">
          <draw:text-box>
            <text:p text:style-name="P5"><text:span text:style-name="T4">Staff Computer 2</text:span></text:p>
          </draw:text-box>
        </draw:frame>
        <draw:custom-shape draw:style-name="gr2" draw:text-style-name="P2" draw:layer="layout" svg:width="4.445cm" svg:height="1.27cm" svg:x="12.43cm" svg:y="9.89cm">
          <text:p text:style-name="P1"><text:span text:style-name="T1">FS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4.445cm" svg:x="5.44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5.637cm" svg:height="1.072cm" svg:x="5.445cm" svg:y="8.183cm">
          <draw:text-box>
            <text:p text:style-name="P5"><text:span text:style-name="T4">Staff Computer 1</text:span></text:p>
          </draw:text-box>
        </draw:frame>
        <draw:custom-shape draw:style-name="gr2" draw:text-style-name="P2" draw:layer="layout" svg:width="4.445cm" svg:height="1.27cm" svg:x="6.08cm" svg:y="9.89cm">
          <text:p text:style-name="P1"><text:span text:style-name="T1">FSGui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35cm" svg:y1="7.35cm" svg:x2="14.635cm" svg:y2="9.89cm">
          <text:p/>
        </draw:line>
        <draw:line draw:style-name="gr4" draw:text-style-name="P1" draw:layer="layout" svg:x1="9.255cm" svg:y1="11.16cm" svg:x2="9.255cm" svg:y2="16.875cm">
          <text:p/>
        </draw:line>
        <draw:line draw:style-name="gr4" draw:text-style-name="P1" draw:layer="layout" svg:x1="13.8cm" svg:y1="11.16cm" svg:x2="13.8cm" svg:y2="16.875cm">
          <text:p/>
        </draw:line>
        <draw:frame draw:style-name="gr6" draw:layer="layout" svg:width="1.742cm" svg:height="1.055cm" svg:x="9.255cm" svg:y="13.297cm">
          <draw:text-box>
            <text:p><text:span text:style-name="T3">TCP</text:span></text:p>
          </draw:text-box>
        </draw:frame>
        <draw:frame draw:style-name="gr6" draw:layer="layout" svg:width="1.742cm" svg:height="1.055cm" svg:x="13.863cm" svg:y="13.28cm">
          <draw:text-box>
            <text:p><text:span text:style-name="T3">TCP</text:span></text:p>
          </draw:text-box>
        </draw:frame>
        <draw:frame draw:style-name="gr6" draw:text-style-name="P4" draw:layer="layout" svg:width="2.018cm" svg:height="1.055cm" svg:x="14.535cm" svg:y="8.2cm">
          <draw:text-box>
            <text:p text:style-name="P4"><text:span text:style-name="T3">UNI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sper Nielsen</meta:initial-creator>
    <meta:creation-date>2010-03-02T15:35:00</meta:creation-date>
    <dc:date>2010-06-23T20:59:39</dc:date>
    <dc:creator>Kasper Nielsen</dc:creator>
    <meta:editing-duration>PT02H29M45S</meta:editing-duration>
    <meta:editing-cycles>12</meta:editing-cycles>
    <meta:generator>OpenOffice.org/3.2$Unix OpenOffice.org_project/320m12$Build-9483</meta:generator>
    <meta:document-statistic meta:object-count="65"/>
  </office:meta>
</office:document-meta>
</file>